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AC0000038FF132D51F.png"/>
  <manifest:file-entry manifest:media-type="image/jpeg" manifest:full-path="Pictures/1000000000000A000000009C5FB45360.jpg"/>
  <manifest:file-entry manifest:media-type="image/png" manifest:full-path="Pictures/100002010000037F000003F9EC0A9A6C.png"/>
  <manifest:file-entry manifest:media-type="image/png" manifest:full-path="Pictures/100002010000057400000239D1EA9565.png"/>
  <manifest:file-entry manifest:media-type="image/png" manifest:full-path="Pictures/100002010000014D000001A35E4AB0C4.png"/>
  <manifest:file-entry manifest:media-type="image/png" manifest:full-path="Pictures/10000201000003F900000422A030B097.png"/>
  <manifest:file-entry manifest:media-type="image/png" manifest:full-path="Pictures/1000020100000321000003DEEEF60FB8.png"/>
  <manifest:file-entry manifest:media-type="image/png" manifest:full-path="Pictures/10000000000002A8000001DEA10E92A7.png"/>
  <manifest:file-entry manifest:media-type="image/png" manifest:full-path="Pictures/1000020100000408000002AD6DBC9524.png"/>
  <manifest:file-entry manifest:media-type="image/png" manifest:full-path="Pictures/100000000000025B0000024DA2CD9E92.png"/>
  <manifest:file-entry manifest:media-type="image/png" manifest:full-path="Pictures/10000000000002C500000133C6F4618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44cm" svg:stroke-color="#dfdbd5" draw:fill="solid" draw:fill-color="#dfdbd5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채우기와_20_선이_20_없는_20_개체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44cm" draw:fill="solid" draw:fill-color="#dfdbd5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기본값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기본값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기본값-notes">
      <style:graphic-properties draw:fill-color="#ffffff" fo:min-height="13.364cm"/>
    </style:style>
    <style:style style:name="pr4" style:family="presentation" style:parent-style-name="기본값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기본값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기본값_20_1-notes">
      <style:graphic-properties draw:fill-color="#ffffff" fo:min-height="13.364cm"/>
    </style:style>
    <style:style style:name="pr7" style:family="presentation" style:parent-style-name="기본값_20_2-notes">
      <style:graphic-properties draw:fill-color="#ffffff" fo:min-height="13.364cm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tru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.5cm" fo:line-height="120%" fo:text-align="start" fo:text-indent="0cm" style:punctuation-wrap="hanging" style:writing-mode="lr-tb"/>
      <style:text-properties fo:hyphenate="true"/>
    </style:style>
    <style:style style:name="P4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18pt" fo:hyphenate="true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true"/>
    </style:style>
    <style:style style:name="T1" style:family="text">
      <style:text-properties fo:color="#000000" style:text-line-through-style="none" fo:font-family="'Gill Sans MT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000000" style:text-line-through-style="none" fo:font-family="'Gill Sans MT'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color="#000000" style:text-line-through-style="none" fo:font-family="'Gill Sans MT'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fo:color="#b71e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name="제목 1" presentation:style-name="pr1" draw:text-style-name="P2" draw:layer="layout" svg:width="23.991cm" svg:height="7.059cm" svg:x="6.716cm" svg:y="2.229cm" presentation:class="title" presentation:user-transformed="true">
          <draw:text-box>
            <text:p text:style-name="P1"><text:span text:style-name="T1">ARDUINO PROJECT</text:span></text:p>
          </draw:text-box>
        </draw:frame>
        <draw:frame draw:name="부제목 2" presentation:style-name="pr2" draw:text-style-name="P2" draw:layer="layout" svg:width="10.805cm" svg:height="4.524cm" svg:x="13.309cm" svg:y="13.022cm" presentation:class="subtitle" presentation:user-transformed="true">
          <draw:text-box>
            <text:p text:style-name="P1"><text:span text:style-name="T1">AA02 </text:span><text:span text:style-name="T1">김현서</text:span></text:p>
            <text:p text:style-name="P1"><text:span text:style-name="T1">AA07 </text:span><text:span text:style-name="T1">오세윤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목차" draw:style-name="dp1" draw:master-page-name="기본값_20_1" presentation:presentation-page-layout-name="AL2T11">
        <draw:frame draw:name="제목 1" presentation:style-name="pr4" draw:text-style-name="P2" draw:layer="layout" svg:width="26.675cm" svg:height="2.914cm" svg:x="4.032cm" svg:y="2.408cm" presentation:class="title" presentation:user-transformed="true">
          <draw:text-box>
            <text:p text:style-name="P1"><text:span text:style-name="T2">목차</text:span></text:p>
          </draw:text-box>
        </draw:frame>
        <draw:frame draw:name="내용 개체 틀 2" presentation:style-name="pr5" draw:text-style-name="P2" draw:layer="layout" svg:width="26.675cm" svg:height="9.584cm" svg:x="4.032cm" svg:y="5.599cm" presentation:class="outline" presentation:user-transformed="true">
          <draw:text-box>
            <text:list text:style-name="L3">
              <text:list-item>
                <text:p text:style-name="P3"><text:span text:style-name="T3">Arduino</text:span></text:p>
              </text:list-item>
              <text:list-item>
                <text:p text:style-name="P3"><text:span text:style-name="T3">Code</text:span></text:p>
              </text:list-item>
              <text:list-item>
                <text:p text:style-name="P3"><text:span text:style-name="T3">HTML</text:span></text:p>
              </text:list-item>
              <text:list-item>
                <text:p text:style-name="P3"><text:span text:style-name="T3">HTML-Resul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_20_2">
        <draw:custom-shape draw:name="사각형: 모서리가 접힌 도형 2" draw:style-name="gr2" draw:text-style-name="P2" draw:layer="layout" svg:width="7.883cm" svg:height="5.013cm" draw:transform="rotate (3.1415926535892) translate (7.884cm 5.014cm)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제목 1" draw:style-name="gr3" draw:text-style-name="P2" draw:layer="layout" svg:width="7.545cm" svg:height="1.681cm" svg:x="0.338cm" svg:y="1.373cm">
          <text:p text:style-name="P4"><text:span text:style-name="T2">Arduino / </text:span><text:span text:style-name="T2">결과</text:span></text:p>
          <draw:enhanced-geometry svg:viewBox="0 0 21600 21600" draw:type="rectangle" draw:enhanced-path="M 0 0 L 21600 0 21600 21600 0 21600 0 0 Z N"/>
        </draw:custom-shape>
        <draw:frame draw:name="그림 4" draw:style-name="gr4" draw:text-style-name="P5" draw:layer="layout" svg:width="17.991cm" svg:height="12.646cm" svg:x="0.7cm" svg:y="3.201cm">
          <draw:image xlink:href="Pictures/10000000000002A8000001DEA10E92A7.png" xlink:type="simple" xlink:show="embed" xlink:actuate="onLoad">
            <text:p/>
          </draw:image>
        </draw:frame>
        <draw:frame draw:name="그림 6" draw:style-name="gr4" draw:text-style-name="P5" draw:layer="layout" svg:width="13.773cm" svg:height="12.746cm" svg:x="19.393cm" svg:y="3.179cm">
          <draw:image xlink:href="Pictures/100002010000014D000001A35E4AB0C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_20_2">
        <draw:custom-shape draw:name="사각형: 모서리가 접힌 도형 2" draw:style-name="gr2" draw:text-style-name="P2" draw:layer="layout" svg:width="7.883cm" svg:height="5.013cm" draw:transform="rotate (3.1415926535892) translate (7.884cm 5.014cm)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제목 1" draw:style-name="gr3" draw:text-style-name="P2" draw:layer="layout" svg:width="7.545cm" svg:height="1.681cm" svg:x="0cm" svg:y="1.051cm">
          <text:p text:style-name="P6"><text:span text:style-name="T2">Node.js</text:span></text:p>
          <draw:enhanced-geometry svg:viewBox="0 0 21600 21600" draw:type="rectangle" draw:enhanced-path="M 0 0 L 21600 0 21600 21600 0 21600 0 0 Z N"/>
        </draw:custom-shape>
        <draw:frame draw:name="그림 6" draw:style-name="gr4" draw:text-style-name="P5" draw:layer="layout" svg:width="21.501cm" svg:height="14.271cm" svg:x="6.182cm" svg:y="2.389cm">
          <draw:image xlink:href="Pictures/1000020100000408000002AD6DBC952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_20_2">
        <draw:custom-shape draw:name="사각형: 모서리가 접힌 도형 2" draw:style-name="gr2" draw:text-style-name="P2" draw:layer="layout" svg:width="7.883cm" svg:height="5.013cm" draw:transform="rotate (3.1415926535892) translate (7.884cm 5.014cm)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제목 1" draw:style-name="gr3" draw:text-style-name="P2" draw:layer="layout" svg:width="7.545cm" svg:height="1.681cm" svg:x="0cm" svg:y="1.051cm">
          <text:p text:style-name="P6"><text:span text:style-name="T2">Node.js</text:span></text:p>
          <draw:enhanced-geometry svg:viewBox="0 0 21600 21600" draw:type="rectangle" draw:enhanced-path="M 0 0 L 21600 0 21600 21600 0 21600 0 0 Z N"/>
        </draw:custom-shape>
        <draw:frame draw:name="그림 5" draw:style-name="gr4" draw:text-style-name="P5" draw:layer="layout" svg:width="13.243cm" svg:height="12.936cm" svg:x="2.425cm" svg:y="3.057cm">
          <draw:image xlink:href="Pictures/100000000000025B0000024DA2CD9E92.png" xlink:type="simple" xlink:show="embed" xlink:actuate="onLoad">
            <text:p/>
          </draw:image>
        </draw:frame>
        <draw:frame draw:name="그림 7" draw:style-name="gr4" draw:text-style-name="P5" draw:layer="layout" svg:width="16.601cm" svg:height="12.936cm" svg:x="16.933cm" svg:y="3.057cm">
          <draw:image xlink:href="Pictures/10000000000002C500000133C6F4618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_20_2">
        <draw:custom-shape draw:name="사각형: 모서리가 접힌 도형 2" draw:style-name="gr2" draw:text-style-name="P2" draw:layer="layout" svg:width="7.883cm" svg:height="5.013cm" draw:transform="rotate (3.1415926535892) translate (7.884cm 5.014cm)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제목 1" draw:style-name="gr3" draw:text-style-name="P2" draw:layer="layout" svg:width="7.545cm" svg:height="1.681cm" svg:x="0cm" svg:y="1.051cm">
          <text:p text:style-name="P6"><text:span text:style-name="T2">Node.js </text:span><text:span text:style-name="T2">결과</text:span></text:p>
          <draw:enhanced-geometry svg:viewBox="0 0 21600 21600" draw:type="rectangle" draw:enhanced-path="M 0 0 L 21600 0 21600 21600 0 21600 0 0 Z N"/>
        </draw:custom-shape>
        <draw:frame draw:name="그림 4" draw:style-name="gr4" draw:text-style-name="P5" draw:layer="layout" svg:width="28.962cm" svg:height="13.803cm" svg:x="2.452cm" svg:y="2.507cm">
          <draw:image xlink:href="Pictures/100002010000057400000239D1EA956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_20_2">
        <draw:custom-shape draw:name="사각형: 모서리가 접힌 도형 2" draw:style-name="gr2" draw:text-style-name="P2" draw:layer="layout" svg:width="7.883cm" svg:height="5.013cm" draw:transform="rotate (3.1415926535892) translate (7.884cm 5.014cm)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제목 1" draw:style-name="gr3" draw:text-style-name="P2" draw:layer="layout" svg:width="7.545cm" svg:height="1.681cm" svg:x="0cm" svg:y="1.051cm">
          <text:p text:style-name="P6"><text:span text:style-name="T2">Express </text:span><text:span text:style-name="T2">서버</text:span></text:p>
          <draw:enhanced-geometry svg:viewBox="0 0 21600 21600" draw:type="rectangle" draw:enhanced-path="M 0 0 L 21600 0 21600 21600 0 21600 0 0 Z N"/>
        </draw:custom-shape>
        <draw:frame draw:name="그림 5" draw:style-name="gr4" draw:text-style-name="P5" draw:layer="layout" svg:width="16.921cm" svg:height="15.232cm" svg:x="8.472cm" svg:y="1.908cm">
          <draw:image xlink:href="Pictures/100002010000037F000003F9EC0A9A6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_20_2">
        <draw:custom-shape draw:name="사각형: 모서리가 접힌 도형 2" draw:style-name="gr2" draw:text-style-name="P2" draw:layer="layout" svg:width="7.883cm" svg:height="5.013cm" draw:transform="rotate (3.1415926535892) translate (7.884cm 5.014cm)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제목 1" draw:style-name="gr3" draw:text-style-name="P2" draw:layer="layout" svg:width="7.545cm" svg:height="1.681cm" svg:x="0cm" svg:y="0.825cm">
          <text:p text:style-name="P6"><text:span text:style-name="T2">HTML 9</text:span><text:span text:style-name="T2">축코드</text:span></text:p>
          <draw:enhanced-geometry svg:viewBox="0 0 21600 21600" draw:type="rectangle" draw:enhanced-path="M 0 0 L 21600 0 21600 21600 0 21600 0 0 Z N"/>
        </draw:custom-shape>
        <draw:frame draw:name="그림 4" draw:style-name="gr4" draw:text-style-name="P5" draw:layer="layout" svg:width="14.051cm" svg:height="17.367cm" svg:x="9.907cm" svg:y="0.825cm">
          <draw:image xlink:href="Pictures/1000020100000321000003DEEEF60FB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_20_2">
        <draw:custom-shape draw:name="사각형: 모서리가 접힌 도형 2" draw:style-name="gr2" draw:text-style-name="P2" draw:layer="layout" svg:width="7.883cm" svg:height="5.013cm" draw:transform="rotate (3.1415926535892) translate (7.884cm 5.014cm)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제목 1" draw:style-name="gr3" draw:text-style-name="P2" draw:layer="layout" svg:width="7.545cm" svg:height="1.681cm" svg:x="0cm" svg:y="0.825cm">
          <text:p text:style-name="P6"><text:span text:style-name="T2">HTML </text:span><text:span text:style-name="T2">온도 코드</text:span></text:p>
          <draw:enhanced-geometry svg:viewBox="0 0 21600 21600" draw:type="rectangle" draw:enhanced-path="M 0 0 L 21600 0 21600 21600 0 21600 0 0 Z N"/>
        </draw:custom-shape>
        <draw:frame draw:name="그림 5" draw:style-name="gr4" draw:text-style-name="P5" draw:layer="layout" svg:width="16.155cm" svg:height="16.806cm" svg:x="8.856cm" svg:y="1.122cm">
          <draw:image xlink:href="Pictures/10000201000003F900000422A030B09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_20_2">
        <draw:custom-shape draw:name="사각형: 모서리가 접힌 도형 2" draw:style-name="gr5" draw:text-style-name="P2" draw:layer="layout" svg:width="7.883cm" svg:height="5.013cm" draw:transform="rotate (3.1415926535892) translate (7.884cm 5.014cm)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제목 1" draw:style-name="gr3" draw:text-style-name="P2" draw:layer="layout" svg:width="7.545cm" svg:height="1.681cm" svg:x="0cm" svg:y="1.666cm">
          <text:p text:style-name="P6"><text:span text:style-name="T2">결과</text:span></text:p>
          <draw:enhanced-geometry svg:viewBox="0 0 21600 21600" draw:type="rectangle" draw:enhanced-path="M 0 0 L 21600 0 21600 21600 0 21600 0 0 Z N"/>
        </draw:custom-shape>
        <draw:frame draw:name="그림 5" draw:style-name="gr4" draw:text-style-name="P5" draw:layer="layout" svg:width="19.898cm" svg:height="15.157cm" svg:x="6.984cm" svg:y="1.946cm">
          <draw:image xlink:href="Pictures/10000201000004AC0000038FF132D51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dfdbd5" draw:end-color="#dfdbd5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gradient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20%" fo:text-align="start" style:punctuation-wrap="hanging" style:writing-mode="lr-tb"/>
      <style:text-properties fo:color="#000000" style:text-outline="false" style:text-line-through-style="none" fo:font-family="'Gill Sans MT'" fo:font-size="20pt" fo:letter-spacing="normal" fo:language="en" fo:country="US" fo:font-style="normal" fo:text-shadow="none" style:text-underline-style="none" fo:font-weight="normal" style:letter-kerning="true" style:font-family-asian="굴림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기본값-outline2" style:family="presentation" style:parent-style-name="기본값-outline1">
      <style:paragraph-properties fo:margin-top="0cm" fo:margin-bottom="0.4cm" fo:line-height="120%" fo:text-align="start" style:punctuation-wrap="hanging" style:writing-mode="lr-tb"/>
      <style:text-properties fo:color="#000000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true"/>
    </style:style>
    <style:style style:name="기본값-outline3" style:family="presentation" style:parent-style-name="기본값-outline2">
      <style:paragraph-properties fo:margin-top="0cm" fo:margin-bottom="0.3cm" fo:line-height="120%" fo:text-align="start" style:punctuation-wrap="hanging" style:writing-mode="lr-tb"/>
      <style:text-properties fo:color="#000000" style:text-line-through-style="none" fo:font-family="'Gill Sans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true"/>
    </style:style>
    <style:style style:name="기본값-outline4" style:family="presentation" style:parent-style-name="기본값-outline3">
      <style:paragraph-properties fo:margin-top="0cm" fo:margin-bottom="0.2cm" fo:line-height="120%" fo:text-align="start" style:punctuation-wrap="hanging" style:writing-mode="lr-tb"/>
      <style:text-properties fo:color="#000000" style:text-line-through-style="none" fo:font-family="'Gill Sans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true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'Gill Sans MT'" fo:font-size="18pt" fo:letter-spacing="normal" fo:language="en" fo:country="US" fo:font-style="normal" fo:text-shadow="none" style:text-underline-style="none" fo:font-weight="normal" style:letter-kerning="true" style:font-family-asian="굴림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기본값_20_1-background" style:display-name="기본값 1-background" style:family="presentation">
      <style:graphic-properties draw:stroke="none" draw:fill="gradient"/>
      <style:text-properties style:letter-kerning="true"/>
    </style:style>
    <style:style style:name="기본값_20_1-backgroundobjects" style:display-name="기본값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1-notes" style:display-name="기본값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1-outline1" style:display-name="기본값 1-outline1" style:family="presentation">
      <style:graphic-properties draw:stroke="none" draw:fill="none">
        <text:list-style style:name="기본값_20_1-outline1" style:display-name="기본값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20%" fo:text-align="start" style:punctuation-wrap="hanging" style:writing-mode="lr-tb"/>
      <style:text-properties fo:color="#000000" style:text-outline="false" style:text-line-through-style="none" fo:font-family="'Gill Sans MT'" fo:font-size="20pt" fo:letter-spacing="normal" fo:language="en" fo:country="US" fo:font-style="normal" fo:text-shadow="none" style:text-underline-style="none" fo:font-weight="normal" style:letter-kerning="true" style:font-family-asian="굴림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outline2" style:display-name="기본값 1-outline2" style:family="presentation" style:parent-style-name="기본값_20_1-outline1">
      <style:paragraph-properties fo:margin-top="0cm" fo:margin-bottom="0.4cm" fo:line-height="120%" fo:text-align="start" style:punctuation-wrap="hanging" style:writing-mode="lr-tb"/>
      <style:text-properties fo:color="#000000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true"/>
    </style:style>
    <style:style style:name="기본값_20_1-outline3" style:display-name="기본값 1-outline3" style:family="presentation" style:parent-style-name="기본값_20_1-outline2">
      <style:paragraph-properties fo:margin-top="0cm" fo:margin-bottom="0.3cm" fo:line-height="120%" fo:text-align="start" style:punctuation-wrap="hanging" style:writing-mode="lr-tb"/>
      <style:text-properties fo:color="#000000" style:text-line-through-style="none" fo:font-family="'Gill Sans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true"/>
    </style:style>
    <style:style style:name="기본값_20_1-outline4" style:display-name="기본값 1-outline4" style:family="presentation" style:parent-style-name="기본값_20_1-outline3">
      <style:paragraph-properties fo:margin-top="0cm" fo:margin-bottom="0.2cm" fo:line-height="120%" fo:text-align="start" style:punctuation-wrap="hanging" style:writing-mode="lr-tb"/>
      <style:text-properties fo:color="#000000" style:text-line-through-style="none" fo:font-family="'Gill Sans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true"/>
    </style:style>
    <style:style style:name="기본값_20_1-outline5" style:display-name="기본값 1-outline5" style:family="presentation" style:parent-style-name="기본값_20_1-outline4">
      <style:paragraph-properties fo:margin-top="0cm" fo:margin-bottom="0.1cm"/>
      <style:text-properties fo:font-size="20pt" style:font-size-asian="20pt" style:font-size-complex="20pt"/>
    </style:style>
    <style:style style:name="기본값_20_1-outline6" style:display-name="기본값 1-outline6" style:family="presentation" style:parent-style-name="기본값_20_1-outline5">
      <style:paragraph-properties fo:margin-top="0cm" fo:margin-bottom="0.1cm"/>
      <style:text-properties fo:font-size="20pt" style:font-size-asian="20pt" style:font-size-complex="20pt"/>
    </style:style>
    <style:style style:name="기본값_20_1-outline7" style:display-name="기본값 1-outline7" style:family="presentation" style:parent-style-name="기본값_20_1-outline6">
      <style:paragraph-properties fo:margin-top="0cm" fo:margin-bottom="0.1cm"/>
      <style:text-properties fo:font-size="20pt" style:font-size-asian="20pt" style:font-size-complex="20pt"/>
    </style:style>
    <style:style style:name="기본값_20_1-outline8" style:display-name="기본값 1-outline8" style:family="presentation" style:parent-style-name="기본값_20_1-outline7">
      <style:paragraph-properties fo:margin-top="0cm" fo:margin-bottom="0.1cm"/>
      <style:text-properties fo:font-size="20pt" style:font-size-asian="20pt" style:font-size-complex="20pt"/>
    </style:style>
    <style:style style:name="기본값_20_1-outline9" style:display-name="기본값 1-outline9" style:family="presentation" style:parent-style-name="기본값_20_1-outline8">
      <style:paragraph-properties fo:margin-top="0cm" fo:margin-bottom="0.1cm"/>
      <style:text-properties fo:font-size="20pt" style:font-size-asian="20pt" style:font-size-complex="20pt"/>
    </style:style>
    <style:style style:name="기본값_20_1-subtitle" style:display-name="기본값 1-subtitle" style:family="presentation">
      <style:graphic-properties draw:stroke="none" draw:fill="none" draw:textarea-vertical-align="middle">
        <text:list-style style:name="기본값_20_1-subtitle" style:display-name="기본값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1-title" style:display-name="기본값 1-title" style:family="presentation">
      <style:graphic-properties draw:stroke="none" draw:fill="none" draw:textarea-vertical-align="middle">
        <text:list-style style:name="기본값_20_1-title" style:display-name="기본값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'Gill Sans MT'" fo:font-size="18pt" fo:letter-spacing="normal" fo:language="en" fo:country="US" fo:font-style="normal" fo:text-shadow="none" style:text-underline-style="none" fo:font-weight="normal" style:letter-kerning="true" style:font-family-asian="굴림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기본값_20_2-background" style:display-name="기본값 2-background" style:family="presentation">
      <style:graphic-properties draw:stroke="none" draw:fill="gradient"/>
      <style:text-properties style:letter-kerning="true"/>
    </style:style>
    <style:style style:name="기본값_20_2-backgroundobjects" style:display-name="기본값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2-notes" style:display-name="기본값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_20_2-outline1" style:display-name="기본값 2-outline1" style:family="presentation">
      <style:graphic-properties draw:stroke="none" draw:fill="none">
        <text:list-style style:name="기본값_20_2-outline1" style:display-name="기본값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20%" fo:text-align="start" style:punctuation-wrap="hanging" style:writing-mode="lr-tb"/>
      <style:text-properties fo:color="#000000" style:text-outline="false" style:text-line-through-style="none" fo:font-family="'Gill Sans MT'" fo:font-size="20pt" fo:letter-spacing="normal" fo:language="en" fo:country="US" fo:font-style="normal" fo:text-shadow="none" style:text-underline-style="none" fo:font-weight="normal" style:letter-kerning="true" style:font-family-asian="굴림" style:font-family-generic-asian="system" style:font-pitch-asian="variable" style:font-size-asian="20pt" style:language-asian="en" style:country-asian="US" style:font-style-asian="normal" style:font-weight-asian="normal" style:font-family-complex="Arial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기본값_20_2-outline2" style:display-name="기본값 2-outline2" style:family="presentation" style:parent-style-name="기본값_20_2-outline1">
      <style:paragraph-properties fo:margin-top="0cm" fo:margin-bottom="0.4cm" fo:line-height="120%" fo:text-align="start" style:punctuation-wrap="hanging" style:writing-mode="lr-tb"/>
      <style:text-properties fo:color="#000000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true"/>
    </style:style>
    <style:style style:name="기본값_20_2-outline3" style:display-name="기본값 2-outline3" style:family="presentation" style:parent-style-name="기본값_20_2-outline2">
      <style:paragraph-properties fo:margin-top="0cm" fo:margin-bottom="0.3cm" fo:line-height="120%" fo:text-align="start" style:punctuation-wrap="hanging" style:writing-mode="lr-tb"/>
      <style:text-properties fo:color="#000000" style:text-line-through-style="none" fo:font-family="'Gill Sans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true"/>
    </style:style>
    <style:style style:name="기본값_20_2-outline4" style:display-name="기본값 2-outline4" style:family="presentation" style:parent-style-name="기본값_20_2-outline3">
      <style:paragraph-properties fo:margin-top="0cm" fo:margin-bottom="0.2cm" fo:line-height="120%" fo:text-align="start" style:punctuation-wrap="hanging" style:writing-mode="lr-tb"/>
      <style:text-properties fo:color="#000000" style:text-line-through-style="none" fo:font-family="'Gill Sans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true"/>
    </style:style>
    <style:style style:name="기본값_20_2-outline5" style:display-name="기본값 2-outline5" style:family="presentation" style:parent-style-name="기본값_20_2-outline4">
      <style:paragraph-properties fo:margin-top="0cm" fo:margin-bottom="0.1cm"/>
      <style:text-properties fo:font-size="20pt" style:font-size-asian="20pt" style:font-size-complex="20pt"/>
    </style:style>
    <style:style style:name="기본값_20_2-outline6" style:display-name="기본값 2-outline6" style:family="presentation" style:parent-style-name="기본값_20_2-outline5">
      <style:paragraph-properties fo:margin-top="0cm" fo:margin-bottom="0.1cm"/>
      <style:text-properties fo:font-size="20pt" style:font-size-asian="20pt" style:font-size-complex="20pt"/>
    </style:style>
    <style:style style:name="기본값_20_2-outline7" style:display-name="기본값 2-outline7" style:family="presentation" style:parent-style-name="기본값_20_2-outline6">
      <style:paragraph-properties fo:margin-top="0cm" fo:margin-bottom="0.1cm"/>
      <style:text-properties fo:font-size="20pt" style:font-size-asian="20pt" style:font-size-complex="20pt"/>
    </style:style>
    <style:style style:name="기본값_20_2-outline8" style:display-name="기본값 2-outline8" style:family="presentation" style:parent-style-name="기본값_20_2-outline7">
      <style:paragraph-properties fo:margin-top="0cm" fo:margin-bottom="0.1cm"/>
      <style:text-properties fo:font-size="20pt" style:font-size-asian="20pt" style:font-size-complex="20pt"/>
    </style:style>
    <style:style style:name="기본값_20_2-outline9" style:display-name="기본값 2-outline9" style:family="presentation" style:parent-style-name="기본값_20_2-outline8">
      <style:paragraph-properties fo:margin-top="0cm" fo:margin-bottom="0.1cm"/>
      <style:text-properties fo:font-size="20pt" style:font-size-asian="20pt" style:font-size-complex="20pt"/>
    </style:style>
    <style:style style:name="기본값_20_2-subtitle" style:display-name="기본값 2-subtitle" style:family="presentation">
      <style:graphic-properties draw:stroke="none" draw:fill="none" draw:textarea-vertical-align="middle">
        <text:list-style style:name="기본값_20_2-subtitle" style:display-name="기본값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2-title" style:display-name="기본값 2-title" style:family="presentation">
      <style:graphic-properties draw:stroke="none" draw:fill="none" draw:textarea-vertical-align="middle">
        <text:list-style style:name="기본값_20_2-title" style:display-name="기본값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'Gill Sans MT'" fo:font-size="18pt" fo:letter-spacing="normal" fo:language="en" fo:country="US" fo:font-style="normal" fo:text-shadow="none" style:text-underline-style="none" fo:font-weight="normal" style:letter-kerning="true" style:font-family-asian="굴림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44cm" draw:fill="gradient" draw:fill-gradient-name="Gradient_20_7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채우기와_20_선이_20_없는_20_개체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63cm, 0cm, -0.063cm, 0cm)" draw:image-opacity="100%" style:mirror="none"/>
    </style:style>
    <style:style style:name="Mgr5" style:family="graphic" style:parent-style-name="standard">
      <style:graphic-properties draw:stroke="solid" svg:stroke-width="0.035cm" svg:stroke-color="#000001" svg:stroke-opacity="20%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88cm" svg:stroke-color="#b71e42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기본값-title">
      <style:graphic-properties draw:stroke="none" svg:stroke-width="0cm" draw:fill="none" draw:textarea-vertical-align="bottom" draw:auto-grow-height="false" draw:fit-to-size="false" fo:min-height="3.181cm" fo:padding-top="0.125cm" fo:padding-bottom="0cm" fo:padding-left="0.25cm" fo:padding-right="0.25cm" fo:wrap-option="wrap"/>
    </style:style>
    <style:style style:name="Mpr2" style:family="presentation" style:parent-style-name="기본값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4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기본값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기본값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기본값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기본값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기본값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기본값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기본값_20_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기본값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font-size="18pt" fo:hyphenate="tru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true"/>
    </style:style>
    <style:style style:name="MP8" style:family="paragraph">
      <style:paragraph-properties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.353cm" fo:margin-bottom="0.5cm" fo:line-height="120%" fo:text-align="start" fo:text-indent="0cm" style:punctuation-wrap="hanging" style:writing-mode="lr-tb"/>
      <style:text-properties fo:font-size="18pt" fo:hyphenate="true"/>
    </style:style>
    <style:style style:name="MP12" style:family="paragraph">
      <style:paragraph-properties fo:margin-left="0cm" fo:margin-right="0cm" fo:margin-top="0.176cm" fo:margin-bottom="0.5cm" fo:line-height="120%" fo:text-align="start" fo:text-indent="0cm" style:punctuation-wrap="hanging" style:writing-mode="lr-tb"/>
      <style:text-properties fo:font-size="18pt" fo:hyphenate="true"/>
    </style:style>
    <style:style style:name="MT1" style:family="text">
      <style:text-properties fo:color="#000000" style:text-line-through-style="none" fo:font-family="'Gill Sans MT'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MT2" style:family="text">
      <style:text-properties fo:color="#000000" style:text-line-through-style="none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Gill Sans MT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color="#000000" style:text-line-through-style="none" fo:font-family="'Gill Sans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000000" style:text-line-through-style="none" fo:font-family="'Gill Sans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fo:color="#b71e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b71e42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b71e4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b71e42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b71e42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b71e4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b71e42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b71e42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b71e42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b71e42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b71e42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b71e42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b71e42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b71e42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b71e42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</style:handout-master>
    <style:master-page style:name="기본값" style:page-layout-name="PM1" draw:style-name="Mdp1">
      <draw:custom-shape draw:name="Rectangle 7" draw:style-name="Mgr3" draw:text-style-name="MP3" draw:layer="backgroundobjects" svg:width="33.866cm" svg:height="11.404cm" svg:x="0cm" svg:y="5.61cm">
        <text:p/>
        <draw:enhanced-geometry svg:viewBox="0 0 21600 21600" draw:type="rectangle" draw:enhanced-path="M 0 0 L 21600 0 21600 21600 0 21600 0 0 Z N"/>
      </draw:custom-shape>
      <draw:frame draw:name="Picture 6" draw:style-name="Mgr4" draw:text-style-name="MP4" draw:layer="backgroundobjects" svg:width="33.866cm" svg:height="2.063cm" svg:x="0cm" svg:y="17.018cm">
        <draw:image xlink:href="Pictures/1000000000000A000000009C5FB45360.jpg" xlink:type="simple" xlink:show="embed" xlink:actuate="onLoad">
          <text:p/>
        </draw:image>
      </draw:frame>
      <draw:line draw:name="Straight Connector 9" draw:style-name="Mgr5" draw:text-style-name="MP4" draw:layer="backgroundobjects" svg:x1="0cm" svg:y1="17.023cm" svg:x2="33.866cm" svg:y2="17.023cm">
        <text:p/>
      </draw:line>
      <draw:frame draw:name="Title 1" presentation:style-name="Mpr1" draw:text-style-name="MP6" draw:layer="backgroundobjects" svg:width="23.991cm" svg:height="7.059cm" svg:x="6.716cm" svg:y="2.229cm" presentation:class="title" presentation:user-transformed="true">
        <draw:text-box>
          <text:p text:style-name="MP5"><text:span text:style-name="MT1">제목 텍스트의 서식을 편집하려면 클릭하십시오</text:span><text:span text:style-name="MT1">.</text:span><text:span text:style-name="MT1">마스터 제목 스타일 편집</text:span></text:p>
        </draw:text-box>
      </draw:frame>
      <draw:frame draw:name="Date Placeholder 3" presentation:style-name="Mpr2" draw:text-style-name="MP8" draw:layer="backgroundobjects" svg:width="9.723cm" svg:height="0.858cm" svg:x="20.984cm" svg:y="0.918cm" presentation:class="date-time" presentation:user-transformed="true">
        <draw:text-box>
          <text:p text:style-name="MP7"><text:span text:style-name="MT2"><text:date style:data-style-name="D1" text:date-value="2021-12-15">12/15/21</text:date></text:span></text:p>
        </draw:text-box>
      </draw:frame>
      <draw:frame draw:name="Footer Placeholder 4" presentation:style-name="Mpr2" draw:text-style-name="MP9" draw:layer="backgroundobjects" svg:width="13.815cm" svg:height="0.858cm" svg:x="6.713cm" svg:y="0.915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2.252cm" svg:height="1.398cm" svg:x="3.994cm" svg:y="2.219cm" presentation:class="page-number" presentation:user-transformed="true">
        <draw:text-box>
          <text:p text:style-name="MP7"><text:span text:style-name="MT2"><text:page-number>&lt;숫자&gt;</text:page-number></text:span></text:p>
        </draw:text-box>
      </draw:frame>
      <draw:line draw:name="Straight Connector 14" draw:style-name="Mgr6" draw:text-style-name="MP4" draw:layer="backgroundobjects" svg:x1="6.716cm" svg:y1="9.801cm" svg:x2="30.707cm" svg:y2="9.801cm">
        <text:p/>
      </draw:line>
      <draw:frame presentation:style-name="기본값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  <style:master-page style:name="기본값_20_1" style:display-name="기본값 1" style:page-layout-name="PM1" draw:style-name="Mdp1">
      <draw:custom-shape draw:name="Rectangle 7" draw:style-name="Mgr3" draw:text-style-name="MP3" draw:layer="backgroundobjects" svg:width="33.866cm" svg:height="11.404cm" svg:x="0cm" svg:y="5.61cm">
        <text:p/>
        <draw:enhanced-geometry svg:viewBox="0 0 21600 21600" draw:type="rectangle" draw:enhanced-path="M 0 0 L 21600 0 21600 21600 0 21600 0 0 Z N"/>
      </draw:custom-shape>
      <draw:frame draw:name="Picture 6" draw:style-name="Mgr4" draw:text-style-name="MP4" draw:layer="backgroundobjects" svg:width="33.866cm" svg:height="2.063cm" svg:x="0cm" svg:y="17.018cm">
        <draw:image xlink:href="Pictures/1000000000000A000000009C5FB45360.jpg" xlink:type="simple" xlink:show="embed" xlink:actuate="onLoad">
          <text:p/>
        </draw:image>
      </draw:frame>
      <draw:line draw:name="Straight Connector 9" draw:style-name="Mgr5" draw:text-style-name="MP4" draw:layer="backgroundobjects" svg:x1="0cm" svg:y1="17.023cm" svg:x2="33.866cm" svg:y2="17.023cm">
        <text:p/>
      </draw:line>
      <draw:frame draw:name="Title 1" presentation:style-name="Mpr5" draw:text-style-name="MP6" draw:layer="backgroundobjects" svg:width="26.675cm" svg:height="2.914cm" svg:x="4.032cm" svg:y="2.235cm" presentation:class="title" presentation:user-transformed="true">
        <draw:text-box>
          <text:p text:style-name="MP5"><text:span text:style-name="MT3">제목 텍스트의 서식을 편집하려면 클릭하십시오</text:span><text:span text:style-name="MT3">.</text:span><text:span text:style-name="MT3">마스터 제목 스타일 편집</text:span></text:p>
        </draw:text-box>
      </draw:frame>
      <draw:frame draw:name="Content Placeholder 2" presentation:style-name="Mpr6" draw:text-style-name="MP6" draw:layer="backgroundobjects" svg:width="26.675cm" svg:height="9.584cm" svg:x="4.032cm" svg:y="5.599cm" presentation:class="outline" presentation:user-transformed="true">
        <draw:text-box>
          <text:list text:style-name="ML4">
            <text:list-item>
              <text:p text:style-name="MP3"><text:span text:style-name="MT4">개요 텍스트의 서식을 편집하려면 클릭하십시오</text:span></text:p>
              <text:list>
                <text:list-item>
                  <text:p text:style-name="MP3"><text:span text:style-name="MT4">2</text:span><text:span text:style-name="MT4">번째 개요 수준</text:span></text:p>
                  <text:list>
                    <text:list-item>
                      <text:p text:style-name="MP3"><text:span text:style-name="MT4">3</text:span><text:span text:style-name="MT4">번째 개요 수준</text:span></text:p>
                      <text:list>
                        <text:list-item>
                          <text:p text:style-name="MP3"><text:span text:style-name="MT4">4</text:span><text:span text:style-name="MT4">번째 개요 수준</text:span></text:p>
                          <text:list>
                            <text:list-item>
                              <text:p text:style-name="MP3"><text:span text:style-name="MT4">5</text:span><text:span text:style-name="MT4">번째 개요 수준</text:span></text:p>
                              <text:list>
                                <text:list-item>
                                  <text:p text:style-name="MP3"><text:span text:style-name="MT4">6</text:span><text:span text:style-name="MT4">번째 개요 수준</text:span></text:p>
                                  <text:list>
                                    <text:list-item>
                                      <text:p text:style-name="MP3"><text:span text:style-name="MT4">7</text:span><text:span text:style-name="MT4">번째 개요 수준</text:span></text:p>
                                      <text:list>
                                        <text:list-item>
                                          <text:p text:style-name="MP3"><text:span text:style-name="MT4">8</text:span><text:span text:style-name="MT4">번째 개요 수준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4">9</text:span><text:span text:style-name="MT4">번째 개요 수준마스터 텍스트 스타일을 편집하려면 클릭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2">두 번째 수준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세 번째 수준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다섯 번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9.723cm" svg:height="0.858cm" svg:x="20.984cm" svg:y="0.918cm" presentation:class="date-time" presentation:user-transformed="true">
        <draw:text-box>
          <text:p text:style-name="MP7"><text:span text:style-name="MT2"><text:date style:data-style-name="D1" text:date-value="2021-12-15">12/15/21</text:date></text:span></text:p>
        </draw:text-box>
      </draw:frame>
      <draw:frame draw:name="Footer Placeholder 4" presentation:style-name="Mpr7" draw:text-style-name="MP9" draw:layer="backgroundobjects" svg:width="16.496cm" svg:height="0.858cm" svg:x="4.032cm" svg:y="0.915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2.252cm" svg:height="1.398cm" svg:x="1.334cm" svg:y="2.219cm" presentation:class="page-number" presentation:user-transformed="true">
        <draw:text-box>
          <text:p text:style-name="MP7"><text:span text:style-name="MT2"><text:page-number>&lt;숫자&gt;</text:page-number></text:span></text:p>
        </draw:text-box>
      </draw:frame>
      <draw:line draw:name="Straight Connector 32" draw:style-name="Mgr6" draw:text-style-name="MP4" draw:layer="backgroundobjects" svg:x1="4.038cm" svg:y1="5.13cm" svg:x2="30.726cm" svg:y2="5.13cm">
        <text:p/>
      </draw:line>
      <presentation:notes style:page-layout-name="PM0">
        <draw:page-thumbnail presentation:style-name="기본값_20_1-title" draw:layer="backgroundobjects" svg:width="19.798cm" svg:height="11.136cm" svg:x="0.6cm" svg:y="2.257cm" presentation:class="page"/>
        <draw:frame presentation:style-name="기본값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  <style:master-page style:name="기본값_20_2" style:display-name="기본값 2" style:page-layout-name="PM1" draw:style-name="Mdp1">
      <draw:custom-shape draw:name="Rectangle 7" draw:style-name="Mgr3" draw:text-style-name="MP3" draw:layer="backgroundobjects" svg:width="33.866cm" svg:height="11.404cm" svg:x="0cm" svg:y="5.61cm">
        <text:p/>
        <draw:enhanced-geometry svg:viewBox="0 0 21600 21600" draw:type="rectangle" draw:enhanced-path="M 0 0 L 21600 0 21600 21600 0 21600 0 0 Z N"/>
      </draw:custom-shape>
      <draw:frame draw:name="Picture 6" draw:style-name="Mgr4" draw:text-style-name="MP4" draw:layer="backgroundobjects" svg:width="33.866cm" svg:height="2.063cm" svg:x="0cm" svg:y="17.018cm">
        <draw:image xlink:href="Pictures/1000000000000A000000009C5FB45360.jpg" xlink:type="simple" xlink:show="embed" xlink:actuate="onLoad">
          <text:p/>
        </draw:image>
      </draw:frame>
      <draw:line draw:name="Straight Connector 9" draw:style-name="Mgr5" draw:text-style-name="MP4" draw:layer="backgroundobjects" svg:x1="0cm" svg:y1="17.023cm" svg:x2="33.866cm" svg:y2="17.023cm">
        <text:p/>
      </draw:line>
      <draw:frame draw:name="Date Placeholder 1" presentation:style-name="Mpr10" draw:text-style-name="MP8" draw:layer="backgroundobjects" svg:width="9.723cm" svg:height="0.858cm" svg:x="20.984cm" svg:y="0.918cm" presentation:class="date-time" presentation:user-transformed="true">
        <draw:text-box>
          <text:p text:style-name="MP7"><text:span text:style-name="MT2"><text:date style:data-style-name="D1" text:date-value="2021-12-15">12/15/21</text:date></text:span></text:p>
        </draw:text-box>
      </draw:frame>
      <draw:frame draw:name="Footer Placeholder 2" presentation:style-name="Mpr10" draw:text-style-name="MP9" draw:layer="backgroundobjects" svg:width="16.496cm" svg:height="0.858cm" svg:x="4.032cm" svg:y="0.915cm" presentation:class="footer" presentation:user-transformed="true">
        <draw:text-box>
          <text:p/>
        </draw:text-box>
      </draw:frame>
      <draw:frame draw:name="Slide Number Placeholder 3" presentation:style-name="Mpr10" draw:text-style-name="MP10" draw:layer="backgroundobjects" svg:width="2.252cm" svg:height="1.398cm" svg:x="1.334cm" svg:y="2.219cm" presentation:class="page-number" presentation:user-transformed="true">
        <draw:text-box>
          <text:p text:style-name="MP7"><text:span text:style-name="MT2"><text:page-number>&lt;숫자&gt;</text:page-number></text:span></text:p>
        </draw:text-box>
      </draw:frame>
      <draw:frame presentation:style-name="기본값_20_2-title" draw:layer="backgroundobjects" svg:width="30.479cm" svg:height="3.18cm" svg:x="1.693cm" svg:y="0.76cm" presentation:class="title" presentation:placeholder="true">
        <draw:text-box/>
      </draw:frame>
      <draw:frame presentation:style-name="기본값_20_2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기본값_20_2-title" draw:layer="backgroundobjects" svg:width="19.798cm" svg:height="11.136cm" svg:x="0.6cm" svg:y="2.257cm" presentation:class="page"/>
        <draw:frame presentation:style-name="기본값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104"/>
    <meta:generator>OpenOffice/4.1.6$Win32 OpenOffice.org_project/416m1$Build-9790</meta:generator>
  </office:meta>
</office:document-meta>
</file>